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b8a5d" officeooo:paragraph-rsid="001b8a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variables for the questions, counter, and quiz area (to append to)</text:p>
      <text:p text:style-name="P1"/>
      <text:p text:style-name="P1">create functions for start button, selecting an answer and starting new game</text:p>
      <text:p text:style-name="P1"/>
      <text:p text:style-name="P1">create game start function, setting everything to zero</text:p>
      <text:p text:style-name="P1"/>
      <text:p text:style-name="P1">question loaded function, start timer countdown and show answers</text:p>
      <text:p text:style-name="P1"/>
      <text:p text:style-name="P1">Answer selection function, show correct answer, gif and time it took</text:p>
      <text:p text:style-name="P1"/>
      <text:p text:style-name="P1">time up function, show time is up the correct answer and gif</text:p>
      <text:p text:style-name="P1"/>
      <text:p text:style-name="P1">end of questions function, show the results for correct incorrect and unanswered with the start over button</text:p>
      <text:p text:style-name="P1"/>
      <text:p text:style-name="P1">reset function, runs start game, sets all to zero and loads ques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20:29:50.975436281</meta:creation-date>
    <dc:date>2018-09-09T20:37:00.708462934</dc:date>
    <meta:editing-duration>PT7M10S</meta:editing-duration>
    <meta:editing-cycles>1</meta:editing-cycles>
    <meta:document-statistic meta:table-count="0" meta:image-count="0" meta:object-count="0" meta:page-count="1" meta:paragraph-count="8" meta:word-count="93" meta:character-count="571" meta:non-whitespace-character-count="486"/>
    <meta:generator>LibreOffice/5.4.1.2$MacOSX_X86_64 LibreOffice_project/ea7cb86e6eeb2bf3a5af73a8f7777ac570321527</meta:generator>
  </office:meta>
</office:document-meta>
</file>